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6" style:family="paragraph" style:parent-style-name="Table_20_Contents">
      <style:paragraph-properties fo:text-align="end" style:justify-single-word="false" style:snap-to-layout-grid="false"/>
    </style:style>
    <style:style style:name="P7" style:family="paragraph" style:parent-style-name="Text_20_body">
      <style:paragraph-properties fo:margin-top="0.1665in" fo:margin-bottom="0.0835in" fo:text-align="center" style:justify-single-word="false"/>
      <style:text-properties fo:language="pl" fo:country="PL"/>
    </style:style>
    <style:style style:name="P8" style:family="paragraph" style:parent-style-name="CODE">
      <style:text-properties fo:font-size="8pt" style:font-size-asian="8pt" style:font-size-complex="8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8">
      <style:paragraph-properties fo:margin-top="0in" fo:margin-bottom="0in"/>
    </style:style>
    <style:style style:name="P28" style:family="paragraph" style:parent-style-name="Heading" style:master-page-name="Standard">
      <style:paragraph-properties fo:text-align="center" style:justify-single-word="false" style:page-number="auto"/>
      <style:text-properties fo:font-weight="bold" style:font-weight-asian="bold" style:font-weight-complex="bold"/>
    </style:style>
    <style:style style:name="P29" style:family="paragraph" style:parent-style-name="Heading_20_1">
      <style:paragraph-properties fo:break-before="page"/>
    </style:style>
    <style:style style:name="P30" style:family="paragraph" style:parent-style-name="CODE" style:list-style-name="L2">
      <style:text-properties fo:font-size="8pt" style:font-size-asian="7pt" style:font-size-complex="8pt"/>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fo:color="#ff00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7">Date: 2012-09-20<text:tab/>Version: 0.1</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 <text:s text:c="2"/>Introduction<text:tab/>2</text:p>
          <text:p text:style-name="P31">2 <text:s text:c="2"/>Installation and configuration<text:tab/>2</text:p>
          <text:p text:style-name="P32">2.1 <text:s text:c="2"/>Application server configuration<text:tab/>3</text:p>
          <text:p text:style-name="P33">2.1.1 <text:s text:c="2"/>Tomcat 6.x, 7.x<text:tab/>3</text:p>
          <text:p text:style-name="P33">2.1.2 <text:s text:c="2"/>Jboss 4.x, 5.x, 6.x<text:tab/>3</text:p>
          <text:p text:style-name="P33">2.1.3 <text:s text:c="2"/>JBoss 7.x<text:tab/>4</text:p>
          <text:p text:style-name="P33">2.1.4 <text:s text:c="2"/>Mule ESB <text:tab/>4</text:p>
          <text:p text:style-name="P33">2.1.5 <text:s text:c="2"/>Apache ActiveMQ<text:tab/>5</text:p>
          <text:p text:style-name="P32">2.2 <text:s text:c="2"/>zorka.properties configuration file<text:tab/>5</text:p>
          <text:p text:style-name="P31">3 <text:s text:c="2"/>Using Zorka<text:tab/>7</text:p>
          <text:p text:style-name="P32">3.1 <text:s text:c="2"/>MBean servers<text:tab/>7</text:p>
          <text:p text:style-name="P32">3.2 <text:s text:c="2"/>Basic functions<text:tab/>7</text:p>
          <text:p text:style-name="P31">4 <text:s text:c="2"/>Extending Zorka<text:tab/>8</text:p>
          <text:p text:style-name="P32">4.1 <text:s text:c="2"/>Extending with Beanshell scripts<text:tab/>8</text:p>
          <text:p text:style-name="P33">4.1.1 <text:s text:c="2"/>General purpose functions<text:tab/>8</text:p>
          <text:p text:style-name="P33">4.1.2 <text:s text:c="2"/>Thread rankings and bean rankings<text:tab/>9</text:p>
          <text:p text:style-name="P33">4.1.3 <text:s text:c="2"/>Class and Method Instrumentation<text:tab/>9</text:p>
          <text:p text:style-name="P32">4.2 <text:s text:c="2"/>Extending with Java<text:tab/>10</text:p>
          <text:p text:style-name="P31">5 <text:s text:c="2"/>Reference<text:tab/>11</text:p>
        </text:index-body>
      </text:table-of-content>
      <text:p text:style-name="Standard"/>
      <text:h text:style-name="P29" text:outline-level="1">Introduction</text:h>
      <text:p text:style-name="Text_20_body"/>
      <text:p text:style-name="Text_20_body">Zorka is a powerful general purpose monitoring agent for Java application servers. Zorka does not provide its own collector and is intended to integrate seamlessly with existing monitoring systems (with Zabbix support being implemented at first):</text:p>
      <text:list xml:id="list73020779" text:style-name="L18">
        <text:list-item>
          <text:p text:style-name="P27">integration with commonly used monitoring systems: Zabbix, (Nagios planned); </text:p>
        </text:list-item>
        <text:list-item>
          <text:p text:style-name="P27">programmability - zorka can be extended using BeanShell scripts; </text:p>
        </text:list-item>
        <text:list-item>
          <text:p text:style-name="P27">bytecode instrumentation - zorka can instrument your code in several ways and present collected values via JMX Beans; </text:p>
        </text:list-item>
        <text:list-item>
          <text:p text:style-name="P27">(planned) mapped mbeans - user can map calcluated values from some mbeans into other mbeans (on attribute basis); standard JMX clients can fetch these values; </text:p>
        </text:list-item>
        <text:list-item>
          <text:p text:style-name="P26">(planned) rank lists - customizable thread ranks, mbean ranks etc. </text:p>
        </text:list-item>
      </text:list>
      <text:p text:style-name="Text_20_body"/>
      <text:p text:style-name="Text_20_body">Note that this is development snapshot of Zorka agent. While it works fairly well on author's production workloads, yet documentation is incomplete, its configuration directives and BSH APIs are still changing and getting it to work might be a bit of challenge. In other works - it is still in flux - it's usable but more advanced feature might require a bit of patience in order to get them working. </text:p>
      <text:p text:style-name="Text_20_body"/>
      <text:h text:style-name="Heading_20_1" text:outline-level="1">Installation and configuration</text:h>
      <text:p text:style-name="Text_20_body"/>
      <text:p text:style-name="Text_20_body">Unpack zorka archive into application server home directory (ex. /opt/tomcat-7.0.29). Zorka files will reside in &lt;server-home&gt;/zorka directory. <text:s/>Unpacked directory contains the following things:</text:p>
      <text:list xml:id="list11458802851" text:style-name="L1">
        <text:list-item>
          <text:p text:style-name="P9">bootstrap.jar - agent bootstrap file;</text:p>
        </text:list-item>
        <text:list-item>
          <text:p text:style-name="P9">conf/*.bsh - extension scripts;</text:p>
        </text:list-item>
        <text:list-item>
          <text:p text:style-name="P9">lib/*.jar - rest of agent code (loaded by bootstrap.jar);</text:p>
        </text:list-item>
        <text:list-item>
          <text:p text:style-name="P9">log/*.log - log files;</text:p>
        </text:list-item>
        <text:list-item>
          <text:p text:style-name="P9">home.* - sample home directories - <text:s/>(containing predefined zorka.properties+conf/*.bsh for various application servers);</text:p>
        </text:list-item>
        <text:list-item>
          <text:p text:style-name="P9">zorka.properties - main configuration file;</text:p>
        </text:list-item>
      </text:list>
      <text:p text:style-name="Text_20_body"><text:soft-page-break/></text:p>
      <text:h text:style-name="Heading_20_2" text:outline-level="2">Application server configuration</text:h>
      <text:p text:style-name="Text_20_body"/>
      <text:p text:style-name="Text_20_body">Zorka works as java agent, thus the following thing has to be added to java command line:</text:p>
      <text:p text:style-name="Text_20_body"/>
      <text:p text:style-name="CODE">-javaagent:/path/to/zorka/bootstrap.jar=/path/to/zorka</text:p>
      <text:p text:style-name="Text_20_body"/>
      <text:p text:style-name="Text_20_body">Also, some specific things may have to be added for specific application servers. In all examples below &lt;server-home&gt; means application server home (eg. /opt/jboss-4.2) and &lt;zorka-home&gt; means directory with unpacked zorka files (eg. /opt/jboss-4.2/zorka).</text:p>
      <text:p text:style-name="Text_20_body"/>
      <text:p text:style-name="Text_20_body">Some application servers have been (preliminarily) tested and are described below but for other servers should work as well as long as application server does not perform too many wizardry on platform mbean server or class loaders. </text:p>
      <text:h text:style-name="Heading_20_3" text:outline-level="3">Tomcat 6.x, 7.x</text:h>
      <text:p text:style-name="Text_20_body">Only Sun JDK 6/5 is supported with Tomcat at the moment:</text:p>
      <text:list xml:id="list10284496361" text:style-name="L2">
        <text:list-item>
          <text:p text:style-name="P10">copy samples/tomcat67/* files to &lt;server-home&gt;/zorka directory (overwrite existing files if necessary);</text:p>
        </text:list-item>
        <text:list-item>
          <text:p text:style-name="P10">edit &lt;server-home&gt;/bin/catalina.conf and add the following line at the end:</text:p>
          <text:p text:style-name="P30"/>
        </text:list-item>
      </text:list>
      <text:p text:style-name="P8">CATALINA_OPTS="$CATALINA_OPTS -javaagent:&lt;zorka-home&gt;/bootstrap.jar=&lt;zorka-home&gt;"</text:p>
      <text:p text:style-name="P8"/>
      <text:list xml:id="list1582326160" text:style-name="L3">
        <text:list-item>
          <text:p text:style-name="P11">adjust zorka.properties if necessary (log files, listen port number etc.);</text:p>
        </text:list-item>
      </text:list>
      <text:p text:style-name="Text_20_body"/>
      <text:h text:style-name="Heading_20_3" text:outline-level="3">Jboss 4.x, 5.x, 6.x</text:h>
      <text:p text:style-name="Text_20_body"/>
      <text:p text:style-name="Text_20_body">Only Sun JDK 5 and 6 are supported:</text:p>
      <text:list xml:id="list626548737" text:style-name="L4">
        <text:list-item>
          <text:p text:style-name="P12">copy samples/jboss456/* files to &lt;server-home&gt;/zorka directory;</text:p>
        </text:list-item>
        <text:list-item>
          <text:p text:style-name="P12">edit &lt;server-home&gt;/bin/run.conf and add the following line at the end:</text:p>
        </text:list-item>
      </text:list>
      <text:p text:style-name="P8"><text:soft-page-break/></text:p>
      <text:p text:style-name="P8">JAVA_OPTS="$JAVA_OPTS -javaagent:&lt;zorka-home&gt;/bootstrap.jar=&lt;zorka-home&gt;"</text:p>
      <text:p text:style-name="P8"/>
      <text:list xml:id="list1312551155" text:style-name="L5">
        <text:list-item>
          <text:p text:style-name="P13">copy zorka5.sar file to &lt;server-home&gt;/server/default/deploy directory (or /deploy directory in other profile if other profile is actually user);</text:p>
        </text:list-item>
        <text:list-item>
          <text:p text:style-name="P13">adjust zorka.properties if necessary (log files, listen port number etc.);</text:p>
        </text:list-item>
        <text:list-item>
          <text:p text:style-name="P13">make sure that <text:span text:style-name="T4">zorka.mbs.autoregister = no</text:span> is set in zorka.properties file;</text:p>
        </text:list-item>
        <text:list-item>
          <text:p text:style-name="P13">import Template_Zorka_JBoss_*.xml templates into Zabbix;</text:p>
        </text:list-item>
      </text:list>
      <text:p text:style-name="Text_20_body"/>
      <text:h text:style-name="Heading_20_3" text:outline-level="3">JBoss 7.x</text:h>
      <text:p text:style-name="Text_20_body"/>
      <text:p text:style-name="Text_20_body">Only Sun JDK 6 is supported at the moment. Following configuration steps have been tested in standalone mode but should work the same in both modes (edit domain.conf instead of standalone.conf).</text:p>
      <text:list xml:id="list492303955" text:style-name="L6">
        <text:list-item>
          <text:p text:style-name="P14">copy samples/jboss7/* files to &lt;server-home&gt;/zorka directory;</text:p>
        </text:list-item>
        <text:list-item>
          <text:p text:style-name="P14">make sure that <text:span text:style-name="T4">zorka.mbs.autoregister = yes</text:span> is set in zorka.properties file;</text:p>
        </text:list-item>
        <text:list-item>
          <text:p text:style-name="P14">edit &lt;server-home&gt;/bin/standalone.conf, add the following line:</text:p>
        </text:list-item>
      </text:list>
      <text:p text:style-name="Text_20_body"/>
      <text:p text:style-name="P8">JAVA_OPTS="$JAVA_OPTS -javaagent:&lt;zorka-home&gt;/bootstrap.jar=&lt;zorka-home&gt;"</text:p>
      <text:list xml:id="list595245884" text:style-name="L7">
        <text:list-item>
          <text:p text:style-name="P15">add zorka's bootstrap package to JBoss system modules - find and change the setting in standalone.conf file:</text:p>
        </text:list-item>
      </text:list>
      <text:p text:style-name="CODE">if [ "x$JBOSS_MODULES_SYSTEM_PKGS" = "x" ]; then </text:p>
      <text:p text:style-name="CODE"><text:s text:c="3"/>JBOSS_MODULES_SYSTEM_PKGS="org.jboss.byteman<text:span text:style-name="T3">,com.jitlogic.zorka.bootstrap</text:span>" </text:p>
      <text:p text:style-name="CODE">fi </text:p>
      <text:p text:style-name="Text_20_body"/>
      <text:list xml:id="list123981513" text:style-name="L8">
        <text:list-item>
          <text:p text:style-name="P16">import Template_Zorka_JBoss7_*.xml templates into Zabbix;</text:p>
        </text:list-item>
      </text:list>
      <text:p text:style-name="Text_20_body"/>
      <text:h text:style-name="Heading_20_3" text:outline-level="3">Mule ESB </text:h>
      <text:p text:style-name="Text_20_body"/>
      <text:p text:style-name="Text_20_body">Zorka has been tested with Mule ESB 3.3.0 working on Sun JDK 6 on Linux. Mule ESB uses Tanuki Software wrapper configured via $MULE_CONF/conf/wrapper.conf file. In order to configure zorka:</text:p>
      <text:list xml:id="list1751648083" text:style-name="L9">
        <text:list-item>
          <text:p text:style-name="P17"><text:soft-page-break/>unpack zorka to $MULE_HOME;</text:p>
        </text:list-item>
      </text:list>
      <text:list xml:id="list819835654" text:style-name="L10">
        <text:list-item>
          <text:p text:style-name="P18">edit wrapper.conf file and add java agent to java arguments:</text:p>
        </text:list-item>
      </text:list>
      <text:p text:style-name="P8">wrapper.java.additional.8=-javaagent:$MULE_HOME/zorka/bootstrap.jar=$MULE_HOME/zorka </text:p>
      <text:p text:style-name="P8">wrapper.java.additional.8.stripquotes=TRUE </text:p>
      <text:p text:style-name="Text_20_body"/>
      <text:list xml:id="list1179560799" text:style-name="L11">
        <text:list-item>
          <text:p text:style-name="P19">make sure that <text:span text:style-name="T4">zorka.mbs.autoregister = yes</text:span> is set in zorka.properties file;</text:p>
        </text:list-item>
        <text:list-item>
          <text:p text:style-name="P19">import Template_Zorka_Mule*.xml templates into Zabbix;</text:p>
        </text:list-item>
      </text:list>
      <text:p text:style-name="Text_20_body"/>
      <text:h text:style-name="Heading_20_3" text:outline-level="3">Apache ActiveMQ</text:h>
      <text:p text:style-name="Text_20_body"/>
      <text:p text:style-name="Text_20_body">Zorka has been tested with ActiveMQ 5.6.0 working on SunJDK6 on Linux. Wrapper has its configuration files in $MQ_HOME/bin/linux-* directories - so you have to modify one of wrapper.conf files <text:s/>- depending on what architecture are you running for:</text:p>
      <text:list xml:id="list862112662" text:continue-list="list819835654" text:style-name="L10">
        <text:list-item>
          <text:p text:style-name="P18">edit wrapper.conf file and add java agent to java arguments (adjust option number):</text:p>
        </text:list-item>
      </text:list>
      <text:p text:style-name="P8">wrapper.java.additional.12=-javaagent:%ACTIVEMQ_HOME%/zorka/bootstrap.jar=%ACTIVEMQ_HOME%/zorka</text:p>
      <text:p text:style-name="Text_20_body"/>
      <text:list xml:id="list1877749137" text:style-name="L12">
        <text:list-item>
          <text:p text:style-name="P20">make sure that <text:span text:style-name="T4">zorka.mbs.autoregister = yes</text:span> is set in zorka.properties file;</text:p>
        </text:list-item>
        <text:list-item>
          <text:p text:style-name="P20">import Template_Zorka_ActiveMQ*.xml templates into Zabbix;</text:p>
        </text:list-item>
      </text:list>
      <text:p text:style-name="Text_20_body"/>
      <text:h text:style-name="Heading_20_2" text:outline-level="2">zorka.properties configuration file</text:h>
      <text:p text:style-name="Text_20_body"/>
      <text:p text:style-name="Text_20_body">Interesting configuration directives in zorka.properties are described below (along with some sample values).</text:p>
      <text:p text:style-name="Text_20_body"/>
      <text:p text:style-name="Text_20_body">Zorka agent general directives:</text:p>
      <text:list xml:id="list1714154513" text:style-name="L13">
        <text:list-item>
          <text:p text:style-name="P21"><text:span text:style-name="T4">zorka.mbs.autoregister = yes</text:span> - this setting controls whether standard platform mbean server should be automatically registered at first use (or startup time): this is useful when application server substitutes mbean server at startup time and it has be acquired in other manner than at startup (JBoss 4/5/6 do this, so both 'java' and 'jboss' mbean servers are acquired by zorka5.sar <text:soft-page-break/>module instead of ManagementFactory.getPlatformMBeanServer(); </text:p>
        </text:list-item>
        <text:list-item>
          <text:p text:style-name="P21"><text:span text:style-name="T4">zorka.hostname = tomcat.myserver</text:span> - 'hostname' this agent will advertise itself; this is useful for for automatic informing operating system about server hostname (eg. standard Zabbix Agent template has such item);</text:p>
        </text:list-item>
      </text:list>
      <text:p text:style-name="Text_20_body"/>
      <text:p text:style-name="Text_20_body">Zabbix related directives:</text:p>
      <text:list xml:id="list1706730093" text:style-name="L14">
        <text:list-item>
          <text:p text:style-name="P22"><text:span text:style-name="T4">zabbix.enabled = yes</text:span> - this setting controls whether Zorka should work as zabbix agent (serving zabbix agent protocol on some address:port); zabbix protocol is the only one supported at the moment;</text:p>
        </text:list-item>
        <text:list-item>
          <text:p text:style-name="P22"><text:span text:style-name="T4">zabbix.listen.addr = 0.0.0.0</text:span> - address zabbix agent will listen on (127.0.0.1 is the default value, so it has to be set explicitly);</text:p>
        </text:list-item>
        <text:list-item>
          <text:p text:style-name="P22"><text:span text:style-name="T4">zabbix.listen.port = 10055</text:span> - port zabbix agent will listen on;</text:p>
        </text:list-item>
        <text:list-item>
          <text:p text:style-name="P22"><text:span text:style-name="T4">zabbix.server.addr = 127.0.0.1</text:span> - zabbix server address; agent will accept connections only from this server;</text:p>
        </text:list-item>
      </text:list>
      <text:p text:style-name="Text_20_body"/>
      <text:p text:style-name="Text_20_body">Logging directives:</text:p>
      <text:list xml:id="list550568847" text:style-name="L15">
        <text:list-item>
          <text:p text:style-name="P23"><text:span text:style-name="T4">zorka.log.level = TRACE</text:span> - log level (TRACE, DEBUG, INFO, WARN, ERROR, FATAL are allowed);</text:p>
        </text:list-item>
        <text:list-item>
          <text:p text:style-name="P23"><text:span text:style-name="T4">zorka.log.size = 4m</text:span> - maximum size of log files (in megabytes if 'm' is added as a suffix); </text:p>
        </text:list-item>
        <text:list-item>
          <text:p text:style-name="P23"><text:span text:style-name="T4">zorka.log.num = 4</text:span> - maximum number of archived log files;</text:p>
        </text:list-item>
        <text:list-item>
          <text:p text:style-name="P23"><text:span text:style-name="T4">zorka.log.exceptions = yes</text:span> - controls whether full stack traces of encountered exceptions will be logged; </text:p>
        </text:list-item>
      </text:list>
      <text:p text:style-name="Text_20_body"/>
      <text:p text:style-name="Text_20_body">Directives useful for tuning (you propably don't need to change default values):</text:p>
      <text:list xml:id="list991809163" text:style-name="L16">
        <text:list-item>
          <text:p text:style-name="P24"><text:span text:style-name="T4">zorka.req.threads = 4</text:span> - number of threads for processing requests;</text:p>
        </text:list-item>
        <text:list-item>
          <text:p text:style-name="P24">zorka.req.queue = 64 - </text:p>
        </text:list-item>
        <text:list-item>
          <text:p text:style-name="P24"><text:span text:style-name="T4">zorka.req.timeout = 10000</text:span> - request timeout (in milliseconds) - requests taking more than this will be canceled and zorka will close connection abruply;</text:p>
        </text:list-item>
      </text:list>
      <text:p text:style-name="Text_20_body"/>
      <text:h text:style-name="Heading_20_1" text:outline-level="1"><text:soft-page-break/>Using Zorka</text:h>
      <text:p text:style-name="Text_20_body">Zorka exposes its API as modules with functions in a Beanshell environment. Zabbix server can call these functions directly (with slightly different syntax), extension scripts can use them as well (and define their own functions that will be visible for zabbix or other monitoring system.</text:p>
      <text:p text:style-name="Text_20_body"/>
      <text:h text:style-name="Heading_20_2" text:outline-level="2">MBean servers</text:h>
      <text:p text:style-name="Text_20_body"/>
      <text:p text:style-name="Text_20_body">Zorka can track many mbean servers at once. This is useful for example in JBoss 4/5/6 which have two mbean servers: platform specific (JVM) and application server specific (JBoss). Each mbean server is available at some name. Known names:</text:p>
      <text:list xml:id="list201732297" text:style-name="L17">
        <text:list-item>
          <text:p text:style-name="P25">'java' - standard plaform mbean server;</text:p>
        </text:list-item>
        <text:list-item>
          <text:p text:style-name="P25">'jboss' - JBoss JMX kernel mbean server;</text:p>
        </text:list-item>
      </text:list>
      <text:p text:style-name="Text_20_body"/>
      <text:h text:style-name="Heading_20_2" text:outline-level="2">Basic functions</text:h>
      <text:p text:style-name="Text_20_body"/>
      <text:p text:style-name="Text_20_body">(TBD)</text:p>
      <text:p text:style-name="Text_20_body"/>
      <text:p text:style-name="CODE">zorka.jmx(&lt;mbs&gt;, &lt;object-name&gt;, &lt;attr1&gt;, &lt;attr2&gt;, ...) </text:p>
      <text:p text:style-name="Text_20_body"/>
      <text:p text:style-name="Text_20_body">Returns value of given object. Looks for specific object in JMX, fetches &lt;attr1&gt; from it, then fetches &lt;attr2&gt; from result of previous fetch etc. Depending on object type, attribute fetch can involve invoking getter (arbitrary objects), looking for a key (map objects), indexing (lists or arrays). This way user can access arbitrarily deep into structure of an object available via JMX. </text:p>
      <text:p text:style-name="Text_20_body"/>
      <text:p text:style-name="CODE">zorka.rate(&lt;mbs&gt;, &lt;object-name&gt;, &lt;attr&gt;, ..., &lt;nom&gt;, &lt;div&gt;, &lt;horizon&gt;)</text:p>
      <text:p text:style-name="Text_20_body"/>
      <text:p text:style-name="Text_20_body">This function is useful for calculating (windowed) average rates of two attributes of an object (nominator and divider) in a selected time horizon. </text:p>
      <text:p text:style-name="Text_20_body"/>
      <text:p text:style-name="Text_20_body"><text:soft-page-break/>zabbix.discovery(&lt;mbs&gt;, &lt;object-wildcard&gt;, &lt;attr1&gt;, &lt;attr2&gt;, ...)</text:p>
      <text:p text:style-name="Text_20_body"/>
      <text:p text:style-name="Text_20_body">This function is useful for performing low level discovery for Zabbix. It looks for mbeans matching given wildcard and for every name found returns a map of attributes (attr1, attr2) mapped onto their values. Map keys are in uppercase attribute names in zabbix-compatible form, eg. 'j2eeServer' maps to '{#J2EESERVER}'. More sophiscated version of this method will be described in next section, yet this one is sufficient for most cases. </text:p>
      <text:h text:style-name="Heading_20_1" text:outline-level="1">Extending Zorka</text:h>
      <text:p text:style-name="Text_20_body"/>
      <text:h text:style-name="Heading_20_2" text:outline-level="2">Extending with Beanshell scripts</text:h>
      <text:p text:style-name="Text_20_body"/>
      <text:p text:style-name="Text_20_body">Beanshell scripts are primary way to configure and extend agent. Zorka executes all BSH scripts from $ZORKA_HOME/conf directory at startup (in alphabetical order). All elements declared in those scripts will be visible via queries from monitoring servers. User can define his own namespaces, functions. Declaring which elements should be instrumented (and how) is also possible via .bsh scripts. </text:p>
      <text:h text:style-name="Heading_20_3" text:outline-level="3">General purpose functions</text:h>
      <text:p text:style-name="Text_20_body"/>
      <text:p text:style-name="CODE">zorka.get(&lt;object&gt;, &lt;attr&gt;, &lt;attr&gt;, ...)</text:p>
      <text:p text:style-name="Text_20_body"/>
      <text:p text:style-name="Text_20_body">Extracts attribute chain from object in the same way zorka.jmx() does when it finds mbean. </text:p>
      <text:p text:style-name="Text_20_body"/>
      <text:p text:style-name="CODE">zorka.getter(&lt;object&gt;, &lt;attr&gt;, &lt;attr&gt;, ...)</text:p>
      <text:p text:style-name="Text_20_body"/>
      <text:p text:style-name="Text_20_body">Creates a getter object. Getter object takes some other object and exposes get() method that extracts data in the same way zorka.get() does. It is useful for example when </text:p>
      <text:p text:style-name="Text_20_body"/>
      <text:p text:style-name="CODE">zorka.mbean(&lt;mbs&gt;, &lt;mbean-name&gt;, &lt;description&gt;)</text:p>
      <text:p text:style-name="Text_20_body"/>
      <text:p text:style-name="Text_20_body">Creates and returns a new generic mbean. MBean will be registered under a given name in a given <text:soft-page-break/>mbean server. Returned object contains put() method that can be used to populate mbean with attributes - either plain values or getter objects (see zorka.getter() function). </text:p>
      <text:p text:style-name="Text_20_body"/>
      <text:p text:style-name="CODE">zorka.log(“tag”).debug(“message”)</text:p>
      <text:p text:style-name="Text_20_body"/>
      <text:p text:style-name="Text_20_body">This function logs a message to zorka log. Message can be tagged with given tag. Function log() will return a simple logger object that will contain trace(), debug(), info(), warn(), error() methods. </text:p>
      <text:p text:style-name="Text_20_body"/>
      <text:p text:style-name="CODE">zabbix.discovery(&lt;mbs&gt;, &lt;object-widcard&gt;, <text:s/>oattrs, path, attrs)</text:p>
      <text:p text:style-name="Text_20_body"/>
      <text:p text:style-name="Text_20_body">This is a more sophiscated discovery function that - in addition to listing mbeans themselves - can also dig deeper into mbeans' attributes. This is useful especially for J2EE statistics (eg. EJB method call stats) and </text:p>
      <text:p text:style-name="Text_20_body"/>
      <text:h text:style-name="Heading_20_3" text:outline-level="3">Class and Method Instrumentation</text:h>
      <text:p text:style-name="Text_20_body"/>
      <text:p text:style-name="Text_20_body"><text:span text:style-name="T4">Warning:</text:span> class/method instrumentation API is poorly designed, so it's a subject to change in future releases. Expect it to be completely revamped at the time Zorka goes into stable release. </text:p>
      <text:p text:style-name="Text_20_body"/>
      <text:p text:style-name="Text_20_body">The following functions are available as a part of zorka spy module:</text:p>
      <text:p text:style-name="Text_20_body"/>
      <text:p text:style-name="CODE">spy.simple(class, method, bean, attr)</text:p>
      <text:p text:style-name="Text_20_body"/>
      <text:p text:style-name="Text_20_body">Instruments given <text:span text:style-name="T4">method</text:span> of a given <text:span text:style-name="T4">class</text:span> and presents it as attribute <text:span text:style-name="T4">attr</text:span> of mbean named <text:span text:style-name="T6">bean</text:span>. Attribute will contain a dictionary mapping method names onto structures containing their call counters, error counters and summary execution time (calls, errors, totalTime attributes). </text:p>
      <text:p text:style-name="Text_20_body"/>
      <text:p text:style-name="CODE">spy.simple(class, method, bean, attr, expression)</text:p>
      <text:p text:style-name="Text_20_body"/>
      <text:p text:style-name="Text_20_body">This is enhanced version of previous method. It can process <text:span text:style-name="T4">expression</text:span> and use it as a key instead of method name. Expression is a string that can contain macros in a form: '{n.attr1.attr2..}' where n is <text:soft-page-break/>argument index (with 'this' as number 0 for instance methods) and arbitrary number of argument strings <text:s/>following. Collector will fetch given argument, extract attribute 1 from it, then extract attribute 2 from an object obtained in previous step etc. Final result of expression evaluation will be converted to string and used instead of method name as a key in statistics dictionary.</text:p>
      <text:p text:style-name="Text_20_body"/>
      <text:p text:style-name="CODE">spy.present(class, method, mbean, attr, ep, apath, gpath, once)</text:p>
      <text:p text:style-name="Text_20_body"/>
      <text:p text:style-name="Text_20_body">This function makes possible presenting application internal structures via JMX. It intercepts calls of <text:span text:style-name="T4">class</text:span>.<text:span text:style-name="T4">method()</text:span><text:span text:style-name="T5"> where it fetches argument (or class) </text:span><text:span text:style-name="T4">ep</text:span><text:span text:style-name="T5">, traverses through its attributes as described in apath argument, then presents attribute </text:span><text:span text:style-name="T4">attr</text:span><text:span text:style-name="T5"> in a JMX bean named mbean. Every time attribute is read (eg. via JMX client), zorka traverses through result of ep.apath as descibed in gpath attribute and returns final result. </text:span></text:p>
      <text:p text:style-name="Text_20_body"/>
      <text:h text:style-name="Heading_20_2" text:outline-level="2">Extending with Java</text:h>
      <text:p text:style-name="Text_20_body"/>
      <text:p text:style-name="Text_20_body">Arbitrary <text:s/>jar files can appear in zorka $ZORKA_HOME/lib/ directory. Classes these files contain will be added to zorka classpath and ready to use from BSH script directly.</text:p>
      <text:p text:style-name="Text_20_body"/>
      <text:h text:style-name="Heading_20_1" text:outline-level="1">Reference</text:h>
      <text:p text:style-name="Text_20_body"/>
      <text:p text:style-name="Text_20_body">(TB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normal" style:font-size-complex="85%" style:font-style-complex="italic" style:font-weight-complex="normal"/>
    </style:style>
    <style:style style:name="CODE" style:family="paragraph" style:parent-style-name="Text_20_body" style:class="text">
      <style:paragraph-properties fo:margin-left="0.2in" fo:margin-right="0in" fo:margin-top="0in" fo:margin-bottom="0in" fo:text-indent="0in" style:auto-text-indent="false"/>
      <style:text-properties style:font-name="Inconsolata" fo:font-size="10pt" fo:font-weight="normal"/>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Absatz-Standardschriftart11111" style:family="text"/>
    <style:style style:name="WW-Absatz-Standardschriftart111111" style:family="text"/>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style:font-name-asian="DejaVu Sans2" style:font-name-complex="DejaVu Sans Mono"/>
    </style:style>
    <style:style style:name="CODE_20_INLINE" style:display-name="CODE INLINE" style:family="text">
      <style:text-properties style:font-name="Inconsolata" fo:font-weight="normal"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table:align="left" style:writing-mode="lr-tb"/>
    </style:style>
    <style:style style:name="Table2.A" style:family="table-column">
      <style:table-column-properties style:column-width="1.3118in"/>
    </style:style>
    <style:style style:name="Table2.B" style:family="table-column">
      <style:table-column-properties style:column-width="4.275in"/>
    </style:style>
    <style:style style:name="Table2.C" style:family="table-column">
      <style:table-column-properties style:column-width="1.3507in"/>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middle"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6.9375in" table:align="left" style:writing-mode="lr-tb"/>
    </style:style>
    <style:style style:name="Table1.A" style:family="table-column">
      <style:table-column-properties style:column-width="0.8722in"/>
    </style:style>
    <style:style style:name="Table1.B" style:family="table-column">
      <style:table-column-properties style:column-width="5.1833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M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MP2"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Arial" fo:font-size="9pt" style:font-size-asian="9pt" style:font-size-complex="9pt"/>
    </style:style>
    <style:style style:name="MP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M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MP6" style:family="paragraph" style:parent-style-name="Table_20_Contents">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1181in" fo:margin-left="0in" fo:margin-right="0in" fo:margin-bottom="1.0791in" style:dynamic-spacing="true"/>
      </style:header-style>
      <style:footer-style>
        <style:header-footer-properties fo:min-height="0.6256in" fo:margin-left="0in" fo:margin-right="0in" fo:margin-top="0.5866in" style:dynamic-spacing="true"/>
      </style:footer-style>
    </style:page-layout>
    <style:page-layout style:name="Mpm2">
      <style:page-layout-properties fo:page-width="8.5in" fo:page-height="11in" style:num-format="1" style:print-orientation="portrait" fo:margin-top="1.9055in" fo:margin-bottom="1.4134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
            </table:table-cell>
            <table:table-cell table:style-name="Table2.A1" office:value-type="string">
              <text:p text:style-name="MP2">Zorka Monitoring Agent</text:p>
            </table:table-cell>
            <table:table-cell table:style-name="Table2.C1" office:value-type="string">
              <text:p text:style-name="MP3">Rafał Lewczuk</text:p>
            </table:table-cell>
          </table:table-row>
          <table:table-row table:style-name="Table2.1">
            <table:table-cell table:style-name="Table2.A2" office:value-type="string">
              <text:p text:style-name="MP4"/>
            </table:table-cell>
            <table:table-cell table:style-name="Table2.A2" office:value-type="string">
              <text:p text:style-name="MP5">User's Guide</text:p>
            </table:table-cell>
            <table:table-cell table:style-name="Table2.C2" office:value-type="string">
              <text:p text:style-name="MP4"/>
            </table:table-cell>
          </table:table-row>
        </table:table>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
            </table:table-cell>
            <table:table-cell table:style-name="Table1.A1" office:value-type="string">
              <text:p text:style-name="MP5">Zorka Monitoring Agent User's Guide</text:p>
            </table:table-cell>
            <table:table-cell table:style-name="Table1.C1" office:value-type="string">
              <text:p text:style-name="MP6"><text:span text:style-name="MT1">Page </text:span><text:span text:style-name="MT2"><text:page-number text:select-page="current">10</text:page-number></text:span><text:span text:style-name="MT1">/</text:span><text:span text:style-name="MT2"><text:page-count style:num-format="1">10</text:page-count></text:span></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orka User Guide</dc:title>
    <meta:initial-creator>rlewczuk </meta:initial-creator>
    <meta:creation-date>2010-06-21T12:48:00</meta:creation-date>
    <dc:creator>rlewczuk </dc:creator>
    <dc:date>2012-09-19T16:14:04</dc:date>
    <meta:editing-cycles>388</meta:editing-cycles>
    <meta:editing-duration>P32DT1H2M51S</meta:editing-duration>
    <meta:generator>LibreOffice/3.4$Unix LibreOffice_project/340m1$Build-502</meta:generator>
    <meta:document-statistic meta:table-count="2" meta:image-count="0" meta:object-count="0" meta:page-count="10" meta:paragraph-count="147" meta:word-count="1971" meta:character-count="13526" meta:non-whitespace-character-count="11635"/>
    <meta:user-defined meta:name="Info 1"/>
    <meta:user-defined meta:name="Info 2"/>
    <meta:user-defined meta:name="Info 3"/>
    <meta:user-defined meta:name="Info 4"/>
  </office:meta>
</office:document-meta>
</file>